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/>
    <style:font-face style:name="MS Mincho" svg:font-family="'MS Mincho', 'Arial Unicode MS'" style:font-family-generic="roman"/>
    <style:font-face style:name="Palatino Linotype" svg:font-family="'Palatino Linotype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Palatino Linotype2" svg:font-family="'Palatino Linotype'" style:font-adornments="Italic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iandra GD" svg:font-family="'Maiandra G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center" style:justify-single-word="false">
        <style:tab-stops>
          <style:tab-stop style:position="0.25in"/>
          <style:tab-stop style:position="6in" style:type="right"/>
        </style:tab-stops>
      </style:paragraph-properties>
      <style:text-properties fo:language="en" fo:country="US"/>
    </style:style>
    <style:style style:name="P3" style:family="paragraph" style:parent-style-name="Header">
      <style:paragraph-properties>
        <style:tab-stops>
          <style:tab-stop style:position="0.25in"/>
          <style:tab-stop style:position="3in" style:type="center"/>
          <style:tab-stop style:position="5.75in" style:type="right"/>
        </style:tab-stops>
      </style:paragraph-properties>
      <style:text-properties fo:font-size="10pt" fo:language="en" fo:country="US" style:font-size-asian="10pt" style:font-size-complex="10pt"/>
    </style:style>
    <style:style style:name="P4" style:family="paragraph" style:parent-style-name="Subtitle">
      <style:text-properties fo:font-size="14pt" fo:language="en" fo:country="US" style:font-size-asian="14pt" style:font-size-complex="14pt"/>
    </style:style>
    <style:style style:name="P5" style:family="paragraph" style:parent-style-name="Subtitle">
      <style:text-properties fo:language="en" fo:country="US"/>
    </style:style>
    <style:style style:name="P6" style:family="paragraph" style:parent-style-name="Title">
      <style:text-properties fo:language="en" fo:country="US"/>
    </style:style>
    <style:style style:name="P7" style:family="paragraph" style:parent-style-name="Subtitle">
      <style:text-properties fo:language="en" fo:country="US"/>
    </style:style>
    <style:style style:name="P8" style:family="paragraph" style:parent-style-name="Text_20_Palatino" style:master-page-name="First_20_Page">
      <style:paragraph-properties style:page-number="1"/>
    </style:style>
    <style:style style:name="P9" style:family="paragraph" style:parent-style-name="Text_20_Palatino">
      <style:text-properties fo:language="en" fo:country="U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fo:background-color="transparent" style:font-style-asian="italic" style:font-style-complex="italic"/>
    </style:style>
    <style:style style:name="T3" style:family="text">
      <style:text-properties fo:font-style="normal" fo:background-color="transparent" style:font-style-asian="normal" style:font-style-complex="normal"/>
    </style:style>
    <style:style style:name="T4" style:family="text">
      <style:text-properties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6">An experiment</text:p>
      <text:p text:style-name="P9"/>
      <text:p text:style-name="P5">Subtitle</text:p>
      <text:p text:style-name="P9"/>
      <text:p text:style-name="P4">Giorgio Buccellati</text:p>
      <text:p text:style-name="P5"><text:span text:style-name="T1"><text:s/></text:span><text:span text:style-name="T1"><text:date style:data-style-name="N116" text:date-value="2021-05-01T17:41:37.20">5/1/2021</text:date></text:span></text:p>
      <text:h text:style-name="Heading_20_1" text:outline-level="1">title</text:h>
      <text:p text:style-name="P9"><text:span text:style-name="T4"><text:tab/>This book is the symmetrical counterpart of an e-book. While the latter is the electronic embodiment of a printed book, this book is the printed embodiment of a digital book. The choice of the terms, electronic vs. digital, is intentional. "Electronic" refers to the physical realization of the product, while "digital" refers to its conceptual structure.</text:span></text:p>
      <text:p text:style-name="P9"><text:span text:style-name="T4"><text:tab/>The digital book, in this case, is a website, 4banks.net/4. And the idea of </text:span><text:span text:style-name="T2">printing</text:span><text:span text:style-name="T3"> a website is so out of the ordinary that it requires an explan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/>
    <style:font-face style:name="MS Mincho" svg:font-family="'MS Mincho', 'Arial Unicode MS'" style:font-family-generic="roman"/>
    <style:font-face style:name="Palatino Linotype" svg:font-family="'Palatino Linotype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Palatino Linotype2" svg:font-family="'Palatino Linotype'" style:font-adornments="Italic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iandra GD" svg:font-family="'Maiandra G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Palatino Linotype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in" fo:margin-bottom="0.0417in" fo:text-align="justify" style:justify-single-word="false" fo:orphans="2" fo:widows="2" fo:hyphenation-ladder-count="no-limit" style:writing-mode="lr-tb">
        <style:tab-stops>
          <style:tab-stop style:position="0.25in"/>
        </style:tab-stops>
      </style:paragraph-properties>
      <style:text-properties style:use-window-font-color="true" style:font-name="Times New Roman" fo:font-size="12pt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402in"/>
      <style:text-properties style:font-name="Palatino Linotype1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next-style-name="Text_20_Palatino" style:default-outline-level="1" style:class="text" style:master-page-name="">
      <style:paragraph-properties loext:contextual-spacing="false" fo:margin-left="0.2602in" fo:margin-right="0in" fo:margin-top="0.1402in" fo:margin-bottom="0.0799in" fo:text-align="start" style:justify-single-word="false" fo:hyphenation-ladder-count="no-limit" fo:text-indent="-0.2602in" style:auto-text-indent="false" style:page-number="auto" fo:keep-with-next="always" style:writing-mode="lr-tb">
        <style:tab-stops>
          <style:tab-stop style:position="0.25in"/>
        </style:tab-stops>
      </style:paragraph-properties>
      <style:text-properties style:font-name="Palatino Linotype1" fo:font-size="16pt" fo:font-style="normal" style:letter-kerning="true" style:font-size-asian="16pt" style:font-name-complex="Arial" style:font-size-complex="16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left="0.5in" fo:margin-right="0in" fo:margin-top="0.1665in" fo:margin-bottom="0.0417in" fo:text-indent="-0.5in" style:auto-text-indent="false" fo:keep-with-next="always">
        <style:tab-stops>
          <style:tab-stop style:position="0.5in"/>
        </style:tab-stops>
      </style:paragraph-properties>
      <style:text-properties style:font-name="Palatino Linotype1" fo:font-size="14pt" style:font-size-asian="14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1665in" fo:margin-bottom="0.0417in" fo:keep-with-next="always"/>
      <style:text-properties fo:font-style="italic" style:font-style-asian="italic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1665in" fo:margin-bottom="0.0417in"/>
      <style:text-properties style:font-name="Arial" fo:font-size="11pt" style:font-size-asian="11pt" style:font-name-complex="Arial" style:font-size-complex="11pt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" style:family="paragraph" style:parent-style-name="Standard" style:class="extra">
      <style:paragraph-properties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  <style:text-properties style:font-name="Palatino Linotype1" fo:font-size="11pt"/>
    </style:style>
    <style:style style:name="Footer" style:family="paragraph" style:parent-style-name="Standard" style:class="extra">
      <style:paragraph-properties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</style:style>
    <style:style style:name="notes" style:family="paragraph" style:parent-style-name="Standard">
      <style:paragraph-properties fo:margin-left="0.4in" fo:margin-right="0in" fo:text-indent="-0.4in" style:auto-text-indent="false"/>
      <style:text-properties style:font-name="Maiandra GD" fo:font-size="9pt" style:font-size-asian="9pt"/>
    </style:style>
    <style:style style:name="Contents_20_1" style:display-name="Contents 1" style:family="paragraph" style:parent-style-name="Standard" style:next-style-name="Standard" style:auto-update="true" style:class="index" style:master-page-name="">
      <style:paragraph-properties loext:contextual-spacing="false" fo:margin-left="1.3646in" fo:margin-right="1.2917in" fo:margin-top="0.0835in" fo:margin-bottom="0in" fo:text-align="justify" style:justify-single-word="false" fo:orphans="2" fo:widows="2" fo:hyphenation-ladder-count="no-limit" fo:text-indent="-0.3799in" style:auto-text-indent="false" style:page-number="auto" style:writing-mode="lr-tb">
        <style:tab-stops>
          <style:tab-stop style:position="0in"/>
          <style:tab-stop style:position="5.7in" style:type="right" style:leader-style="dotted" style:leader-text="."/>
        </style:tab-stops>
      </style:paragraph-properties>
      <style:text-properties style:font-name-asian="MS Mincho" style:language-asian="zxx" style:country-asian="none" style:font-size-complex="10pt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loext:contextual-spacing="false" fo:margin-left="1.3598in" fo:margin-right="0.2902in" fo:margin-top="0in" fo:margin-bottom="0in" fo:text-align="start" style:justify-single-word="false" fo:text-indent="-0.3799in" style:auto-text-indent="false">
        <style:tab-stops>
          <style:tab-stop style:position="1.8752in"/>
          <style:tab-stop style:position="4.8752in"/>
        </style:tab-stops>
      </style:paragraph-properties>
      <style:text-properties fo:font-size="10pt" style:font-size-asian="10pt" style:language-asian="zxx" style:country-asian="none" style:font-size-complex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Palatino Linotype1" fo:font-size="16pt" style:letter-kerning="true" style:font-size-asian="16pt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loext:contextual-spacing="false" fo:margin-top="0in" fo:margin-bottom="0.0417in" fo:text-align="center" style:justify-single-word="false"/>
      <style:text-properties style:font-name="Palatino Linotype1" fo:font-size="14pt" style:font-size-asian="14pt" style:font-name-complex="Arial"/>
    </style:style>
    <style:style style:name="Style_20_Heading_20_3_20__2b__20_Bold" style:display-name="Style Heading 3 + Bold" style:family="paragraph" style:parent-style-name="Heading_20_3" style:default-outline-level="" style:list-style-name="">
      <style:text-properties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361in" fo:margin-right="0in" fo:text-indent="0in" style:auto-text-indent="false"/>
    </style:style>
    <style:style style:name="Normal_20_numbered" style:display-name="Normal numbered" style:family="paragraph" style:parent-style-name="Standard" style:list-style-name="WW8Num1">
      <style:text-properties style:font-name-asian="MS Mincho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in" fo:margin-right="0in" fo:text-indent="0.5in" style:auto-text-indent="false"/>
      <style:text-properties style:font-name="Palatino Linotype1" fo:font-size="9pt" style:font-size-asian="10pt" style:font-size-complex="10pt"/>
    </style:style>
    <style:style style:name="Normal_20__28_Web_29_" style:display-name="Normal (Web)" style:family="paragraph" style:parent-style-name="Standard">
      <style:paragraph-properties loext:contextual-spacing="false" fo:margin-top="0.1945in" fo:margin-bottom="0.1945in" fo:text-align="start" style:justify-single-word="false">
        <style:tab-stops/>
      </style:paragraph-properties>
    </style:style>
    <style:style style:name="draft_20_notes" style:display-name="draft notes" style:family="paragraph" style:parent-style-name="Plain_20_Text">
      <style:paragraph-properties loext:contextual-spacing="false" fo:margin-left="0.5in" fo:margin-right="0in" fo:margin-top="0.0417in" fo:margin-bottom="0in" fo:text-indent="-0.5in" style:auto-text-indent="false">
        <style:tab-stops>
          <style:tab-stop style:position="0.25in"/>
        </style:tab-stops>
      </style:paragraph-properties>
      <style:text-properties style:font-name="Maiandra GD" fo:font-size="9pt" style:font-size-asian="9pt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Palatino Linotype1" fo:font-size="16pt" fo:font-weight="normal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Courier New1" fo:font-size="10pt" style:font-name-asian="NSimSun" style:font-size-asian="10pt" style:font-name-complex="Courier New1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draft" style:family="paragraph">
      <style:paragraph-properties fo:margin-left="0.2in" fo:margin-right="0in" fo:text-indent="-0.2in" style:auto-text-indent="false">
        <style:tab-stops/>
      </style:paragraph-properties>
      <style:text-properties fo:color="#ff3300" style:font-name="Arial1" fo:font-size="10pt" style:font-size-asian="10.5pt" style:font-name-complex="Arial1" style:language-complex="zxx" style:country-complex="none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loext:contextual-spacing="false" fo:margin-top="0.0417in" fo:margin-bottom="0.0417in"/>
      <style:text-properties fo:font-size="75%" fo:font-weight="bold" style:font-size-asian="75%" style:font-weight-asian="bold" style:font-size-complex="75%" style:font-weight-complex="bold"/>
    </style:style>
    <style:style style:name="draftnotes" style:family="paragraph">
      <style:paragraph-properties fo:margin-left="0.2in" fo:margin-right="0in" fo:text-indent="-0.2in" style:auto-text-indent="false" style:writing-mode="lr-tb">
        <style:tab-stops/>
      </style:paragraph-properties>
      <style:text-properties style:font-name="Comic Sans MS" fo:font-size="9pt"/>
    </style:style>
    <style:style style:name="erasure" style:family="paragraph" style:parent-style-name="Text_20_Palatino" style:next-style-name="Text_20_Palatino">
      <style:text-properties style:text-line-through-style="solid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style:font-name="Palatino Linotype1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Palatino Linotype1" fo:font-size="11pt"/>
    </style:style>
    <style:style style:name="Header_20_left" style:display-name="Head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Palatino Linotype2" fo:font-size="11pt" fo:font-style="italic"/>
    </style:style>
    <style:style style:name="Text" style:family="paragraph" style:parent-style-name="Caption" style:class="extra"/>
    <style:style style:name="Text_20_Palatino" style:display-name="Text Palatino" style:family="paragraph" style:class="text" style:master-page-name="">
      <style:paragraph-properties loext:contextual-spacing="false" fo:margin-top="0in" fo:margin-bottom="0.0799in" fo:text-align="justify" style:justify-single-word="false" fo:hyphenation-ladder-count="no-limit" style:page-number="auto">
        <style:tab-stops>
          <style:tab-stop style:position="0.25in"/>
        </style:tab-stops>
      </style:paragraph-properties>
      <style:text-properties style:font-name="Palatino Linotype1" fo:hyphenate="true" fo:hyphenation-remain-char-count="2" fo:hyphenation-push-char-count="2"/>
    </style:style>
    <style:style style:name="biblio" style:family="paragraph" style:auto-update="true" style:master-page-name="">
      <style:paragraph-properties fo:margin-left="0.6563in" fo:margin-right="0in" fo:text-indent="-0.6563in" style:auto-text-indent="false" style:page-number="auto"/>
    </style:style>
    <style:style style:name="interval" style:family="paragraph" style:next-style-name="biblio">
      <style:text-properties fo:font-size="4pt" style:font-size-asian="10.5pt"/>
    </style:style>
    <style:style style:name="WW8Num5z1" style:family="text">
      <style:text-properties fo:font-variant="normal" fo:text-transform="none" style:text-outline="false" style:text-line-through-style="none" style:text-position="0% 100%" style:font-name="Times New Roman" fo:letter-spacing="normal" fo:font-style="normal" fo:text-shadow="none" style:text-underline-style="none" fo:font-weight="normal" style:letter-kerning="true" style:font-style-asian="normal" style:font-weight-asian="normal" style:text-emphasize="none" text:display="true"/>
    </style:style>
    <style:style style:name="Default_20_Paragraph_20_Font" style:display-name="Default Paragraph Font" style:family="text"/>
    <style:style style:name="_20_Char_20_Char1" style:display-name=" Char Char1" style:family="text" style:parent-style-name="Default_20_Paragraph_20_Font">
      <style:text-properties fo:font-size="14pt" style:font-size-asian="14pt" style:font-name-complex="Arial" style:font-size-complex="14pt" style:language-complex="ar" style:country-complex="SA" style:font-style-complex="italic" style:font-weight-complex="bold"/>
    </style:style>
    <style:style style:name="_20_Char_20_Char" style:display-name=" Char Char" style:family="text" style:parent-style-name="Default_20_Paragraph_20_Font">
      <style:text-properties fo:font-size="12pt" fo:font-style="italic" style:font-size-asian="12pt" style:font-style-asian="italic" style:font-name-complex="Arial" style:font-size-complex="13pt" style:language-complex="ar" style:country-complex="SA" style:font-weight-complex="bold"/>
    </style:style>
    <style:style style:name="_20_Char_20_Char2" style:display-name=" Char Char2" style:family="text" style:parent-style-name="Default_20_Paragraph_20_Font">
      <style:text-properties fo:font-size="16pt" style:letter-kerning="true" style:font-size-asian="16pt" style:font-name-complex="Arial" style:font-size-complex="16pt" style:language-complex="ar" style:country-complex="SA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notes_20_Char" style:display-name="notes Char" style:family="text" style:parent-style-name="Default_20_Paragraph_20_Font">
      <style:text-properties style:font-name="Maiandra GD" fo:font-size="9pt" style:font-size-asian="9pt" style:font-size-complex="12pt" style:language-complex="ar" style:country-complex="SA"/>
    </style:style>
    <style:style style:name="Plain_20_Text_20_Char" style:display-name="Plain Text Char" style:family="text" style:parent-style-name="Default_20_Paragraph_20_Font">
      <style:text-properties style:font-name="Courier New" style:font-name-complex="Courier New" style:language-complex="ar" style:country-complex="SA"/>
    </style:style>
    <style:style style:name="draft_20_notes_20_Char" style:display-name="draft notes Char" style:family="text" style:parent-style-name="Plain_20_Text_20_Char">
      <style:text-properties style:font-name="Maiandra GD"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 fo:text-align="center">
          <style:list-level-label-alignment text:label-followed-by="listtab" fo:text-indent="0.2in"/>
        </style:list-level-properties>
      </text:outline-level-style>
      <text:outline-level-style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802in" fo:margin-left="0.8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1" text:start-value="17">
        <style:list-level-properties text:list-level-position-and-space-mode="label-alignment">
          <style:list-level-label-alignment text:label-followed-by="listtab" text:list-tab-stop-position="0.5102in" fo:text-indent="-0.5102in" fo:margin-left="0.5102in"/>
        </style:list-level-properties>
      </text:list-level-style-number>
      <text:list-level-style-number text:level="2" style:num-format="1" text:start-value="23" text:display-levels="2">
        <style:list-level-properties text:list-level-position-and-space-mode="label-alignment">
          <style:list-level-label-alignment text:label-followed-by="listtab" text:list-tab-stop-position="0.9272in" fo:text-indent="-0.5102in" fo:margin-left="0.927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3437in" fo:text-indent="-0.5102in" fo:margin-left="1.3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7602in" fo:text-indent="-0.5102in" fo:margin-left="1.760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65in" fo:text-indent="-0.75in" fo:margin-left="2.4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8335in" fo:text-indent="-0.75in" fo:margin-left="2.833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5in" fo:text-indent="-1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9165in" fo:text-indent="-1in" fo:margin-left="3.91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5835in" fo:text-indent="-1.25in" fo:margin-left="4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bullet-char="—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 fo:text-align="center">
          <style:list-level-label-alignment text:label-followed-by="listtab" fo:text-indent="0.2in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0.25in"/>
          <style:tab-stop style:position="6in" style:type="right"/>
        </style:tab-stops>
      </style:paragraph-properties>
      <style:text-properties fo:language="en" fo:country="US"/>
    </style:style>
    <style:style style:name="MP2" style:family="paragraph" style:parent-style-name="Header">
      <style:paragraph-properties>
        <style:tab-stops>
          <style:tab-stop style:position="0.25in"/>
          <style:tab-stop style:position="3in" style:type="center"/>
          <style:tab-stop style:position="5.75in" style:type="right"/>
        </style:tab-stops>
      </style:paragraph-properties>
      <style:text-properties fo:font-size="10pt" fo:language="en" fo:country="US" style:font-size-asian="10pt" style:font-size-complex="10pt"/>
    </style:style>
    <style:style style:name="MP3" style:family="paragraph" style:parent-style-name="Header">
      <style:text-properties fo:language="en" fo:country="US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1.3in" fo:margin-left="1in" fo:margin-right="0.729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299in" fo:margin-left="0in" fo:margin-right="0in" fo:margin-bottom="0.5909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.1299in" fo:margin-bottom="0.9118in" fo:margin-left="1.0102in" fo:margin-right="0.7366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Author – Title (</text:span><text:span text:style-name="MT1"><text:date style:data-style-name="N116" text:date-value="2021-05-01T17:41:37.20">5/1/2021</text:date></text:span><text:span text:style-name="MT1">) – <text:s/></text:span><text:span text:style-name="MT1"><text:page-number text:select-page="current"/></text:span></text:p>
        <text:p text:style-name="MP2"><text:tab/></text:p>
      </style:header>
    </style:master-page>
    <style:master-page style:name="First_20_Page" style:display-name="First Page" style:page-layout-name="Mpm2" style:next-style-name="Standard">
      <style:header>
        <text:p text:style-name="MP3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RT ONE</dc:title>
    <meta:initial-creator>gb</meta:initial-creator>
    <meta:creation-date>2006-06-20T15:18:00</meta:creation-date>
    <dc:creator>g B</dc:creator>
    <dc:date>2021-05-01T17:41:37.14</dc:date>
    <meta:print-date>2006-06-21T18:40:00</meta:print-date>
    <meta:editing-cycles>68</meta:editing-cycles>
    <meta:editing-duration>P2DT22H31M24S</meta:editing-duration>
    <meta:generator>OpenOffice/4.1.5$Win32 OpenOffice.org_project/415m1$Build-9789</meta:generator>
    <meta:document-statistic meta:table-count="0" meta:image-count="0" meta:object-count="0" meta:page-count="1" meta:paragraph-count="9" meta:word-count="97" meta:character-count="596"/>
  </office:meta>
</office:document-meta>
</file>